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 columnalign="left">
          <mrow>
            <mspace width="14.5em"/>
            <mn>10000010101110</mn>
          </mrow>
        </mtd>
      </mtr>
      <mtr>
        <mtd>
          <mroot>
            <mn>11010011101100000</mn>
            <mn>1101</mn>
          </mroot>
        </mtd>
      </mtr>
      <mtr>
        <mtd columnalign="left">
          <mrow>
            <mspace width="6.5em"/>
            <munder accentunder="true">
              <mn>1101</mn>
              <mo>̲</mo>
            </munder>
          </mrow>
        </mtd>
      </mtr>
      <mtr>
        <mtd columnalign="left">
          <mrow>
            <mspace width="8.5em"/>
            <mtable>
              <mtr>
                <mtd>
                  <mn>0000</mn>
                </mtd>
              </mtr>
              <mtr>
                <mtd>
                  <munder accentunder="true">
                    <mn>0000</mn>
                    <mo>̲</mo>
                  </munder>
                </mtd>
              </mtr>
            </mtable>
          </mrow>
        </mtd>
      </mtr>
      <mtr>
        <mtd columnalign="left">
          <mrow>
            <mspace width="10.5em"/>
            <mtable>
              <mtr>
                <mtd>
                  <mn>0000</mn>
                </mtd>
              </mtr>
              <mtr>
                <mtd>
                  <munder accentunder="true">
                    <mn>0000</mn>
                    <mo>̲</mo>
                  </munder>
                </mtd>
              </mtr>
            </mtable>
          </mrow>
        </mtd>
      </mtr>
      <mtr>
        <mtd columnalign="left">
          <mrow>
            <mspace width="12.5em"/>
            <mtable>
              <mtr>
                <mtd>
                  <mn>0001</mn>
                </mtd>
              </mtr>
              <mtr>
                <mtd>
                  <munder accentunder="true">
                    <mn>0000</mn>
                    <mo>̲</mo>
                  </munder>
                </mtd>
              </mtr>
            </mtable>
          </mrow>
        </mtd>
      </mtr>
      <mtr>
        <mtd columnalign="left">
          <mrow>
            <mspace width="14.5em"/>
            <mtable>
              <mtr>
                <mtd>
                  <mn>0011</mn>
                </mtd>
              </mtr>
              <mtr>
                <mtd>
                  <munder accentunder="true">
                    <mn>0000</mn>
                    <mo>̲</mo>
                  </munder>
                </mtd>
              </mtr>
            </mtable>
          </mrow>
        </mtd>
      </mtr>
      <mtr>
        <mtd columnalign="left">
          <mrow>
            <mspace width="16.5em"/>
            <mtable>
              <mtr>
                <mtd>
                  <mn>0111</mn>
                </mtd>
              </mtr>
              <mtr>
                <mtd>
                  <munder accentunder="true">
                    <mn>0000</mn>
                    <mo>̲</mo>
                  </munder>
                </mtd>
              </mtr>
            </mtable>
          </mrow>
        </mtd>
      </mtr>
      <mtr>
        <mtd columnalign="left">
          <mrow>
            <mspace width="18.5em"/>
            <mtable>
              <mtr>
                <mtd>
                  <mn>1110</mn>
                </mtd>
              </mtr>
              <mtr>
                <mtd>
                  <munder accentunder="true">
                    <mn>1101</mn>
                    <mo>̲</mo>
                  </munder>
                </mtd>
              </mtr>
            </mtable>
          </mrow>
        </mtd>
      </mtr>
      <mtr>
        <mtd columnalign="left">
          <mrow>
            <mspace width="22.5em"/>
            <mtable>
              <mtr>
                <mtd>
                  <mn>0111</mn>
                </mtd>
              </mtr>
              <mtr>
                <mtd>
                  <munder accentunder="true">
                    <mn>0000</mn>
                    <mo>̲</mo>
                  </munder>
                </mtd>
              </mtr>
            </mtable>
          </mrow>
        </mtd>
      </mtr>
      <mtr>
        <mtd columnalign="left">
          <mrow>
            <mspace width="24.5em"/>
            <mtable>
              <mtr>
                <mtd>
                  <mn>1111</mn>
                </mtd>
              </mtr>
              <mtr>
                <mtd>
                  <munder accentunder="true">
                    <mn>1101</mn>
                    <mo>̲</mo>
                  </munder>
                </mtd>
              </mtr>
            </mtable>
          </mrow>
        </mtd>
      </mtr>
      <mtr>
        <mtd columnalign="left">
          <mrow>
            <mspace width="26.5em"/>
            <mtable>
              <mtr>
                <mtd>
                  <mn>0100</mn>
                </mtd>
              </mtr>
              <mtr>
                <mtd>
                  <munder accentunder="true">
                    <mn>0000</mn>
                    <mo>̲</mo>
                  </munder>
                </mtd>
              </mtr>
            </mtable>
          </mrow>
        </mtd>
      </mtr>
      <mtr>
        <mtd columnalign="left">
          <mrow>
            <mspace width="28.5em"/>
            <mtable>
              <mtr>
                <mtd>
                  <mn>1000</mn>
                </mtd>
              </mtr>
              <mtr>
                <mtd>
                  <munder accentunder="true">
                    <mn>1101</mn>
                    <mo>̲</mo>
                  </munder>
                </mtd>
              </mtr>
            </mtable>
          </mrow>
        </mtd>
      </mtr>
      <mtr>
        <mtd columnalign="left">
          <mrow>
            <mspace width="30.5em"/>
            <mtable>
              <mtr>
                <mtd>
                  <mn>1010</mn>
                </mtd>
              </mtr>
              <mtr>
                <mtd>
                  <munder accentunder="true">
                    <mn>1101</mn>
                    <mo>̲</mo>
                  </munder>
                </mtd>
              </mtr>
            </mtable>
          </mrow>
        </mtd>
      </mtr>
      <mtr>
        <mtd columnalign="left">
          <mrow>
            <mspace width="32.5em"/>
            <mtable>
              <mtr>
                <mtd>
                  <mn>1110</mn>
                </mtd>
              </mtr>
              <mtr>
                <mtd>
                  <munder accentunder="true">
                    <mn>1101</mn>
                    <mo>̲</mo>
                  </munder>
                </mtd>
              </mtr>
            </mtable>
          </mrow>
        </mtd>
      </mtr>
      <mtr>
        <mtd columnalign="left">
          <mrow>
            <mspace width="34.5em"/>
            <mtable>
              <mtr>
                <mtd>
                  <mn>0110</mn>
                </mtd>
              </mtr>
              <mtr>
                <mtd>
                  <munder accentunder="true">
                    <mn>0000</mn>
                    <mo>̲</mo>
                  </munder>
                </mtd>
              </mtr>
            </mtable>
          </mrow>
        </mtd>
      </mtr>
      <mtr>
        <mtd columnalign="left">
          <mrow>
            <mspace width="34.5em"/>
            <mn>0110</mn>
          </mrow>
        </mtd>
      </mtr>
    </mtable>
    <annotation encoding="StarMath 5.0">alignl ~~~~~~~` {10000010101110} 
newline nroot{1101}{11010011101100000} 
newline alignl ~~~ ` underline {1101}
newline alignl ~~~~ ` binom{0000}  underline {0000}
newline alignl ~~~~~ ` binom{0000}  underline {0000}
newline alignl ~~~~~~ ` binom{0001}  underline {0000}
newline alignl ~~~~~~~ ` binom{0011}  underline {0000}
newline alignl ~~~~~~~~ ` binom{0111}  underline {0000}
newline alignl ~~~~~~~~~ ` binom{1110}  underline {1101}
newline alignl ~~~~~~~~~~~ ` binom{0111}  underline {0000}
newline alignl ~~~~~~~~~~~~ ` binom{1111}  underline {1101}
newline alignl ~~~~~~~~~~~~~ ` binom{0100}  underline {0000}
newline alignl ~~~~~~~~~~~~~~ ` binom{1000}  underline {1101}
newline alignl ~~~~~~~~~~~~~~~ ` binom{1010}  underline {1101}
newline alignl ~~~~~~~~~~~~~~~~ ` binom{1110}  underline {1101}
newline alignl ~~~~~~~~~~~~~~~~~ ` binom{0110}  underline {0000}
newline alignl ~~~~~~~~~~~~~~~~~ ` {0110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u1015</meta:initial-creator>
    <meta:creation-date>2024-06-24T11:51:17.359092148</meta:creation-date>
    <dc:date>2024-06-24T11:51:31.905430515</dc:date>
    <dc:creator>wu1015</dc:creator>
    <meta:editing-duration>PT14S</meta:editing-duration>
    <meta:editing-cycles>1</meta:editing-cycles>
    <meta:generator>LibreOffice/7.3.7.2$Linux_X86_64 LibreOffice_project/30$Build-2</meta:generator>
  </office:meta>
</office:document-meta>
</file>